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00000002A97CEAF636A13E63F2.jpg" manifest:media-type="image/jpeg"/>
  <manifest:file-entry manifest:full-path="Pictures/1000000000000115000000B6BF6916D27D121BBC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eight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draw:frame presentation:style-name="pr1" draw:layer="layout" svg:width="25.199cm" svg:height="3.506cm" svg:x="1.4cm" svg:y="0.837cm" presentation:class="title">
          <draw:text-box>
            <text:p>TRAVEL THROUGH THE WORLD</text:p>
          </draw:text-box>
        </draw:frame>
        <draw:frame draw:style-name="gr1" draw:text-style-name="P1" draw:layer="layout" svg:width="18.538cm" svg:height="12.179cm" svg:x="4.73cm" svg:y="4.913cm" presentation:class="graphic" presentation:user-transformed="true">
          <draw:image xlink:href="Pictures/1000000000000115000000B6BF6916D27D121BBC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pinWheelWipe" smil:subtype="eightBlade"/>
          </anim:par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xml:id="id2" draw:id="id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JOY EVERYWHERE</text:p>
          </draw:text-box>
        </draw:frame>
        <draw:frame draw:style-name="gr1" draw:text-style-name="P1" draw:layer="layout" svg:width="18.538cm" svg:height="12.179cm" svg:x="4.73cm" svg:y="4.913cm" presentation:class="graphic" presentation:user-transformed="true">
          <draw:image xlink:href="Pictures/1000000000000400000002A97CEAF636A13E63F2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pinWheelWipe" smil:subtype="eightBlade"/>
          </anim:par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ml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AnjaliOldLipi" style:font-family-complex="AnjaliOldLip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4b1f6f" draw:fill-image-width="0cm" draw:fill-image-height="0cm"/>
      <style:paragraph-properties style:writing-mode="lr-tb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AnjaliOldLipi" style:font-family-complex="AnjaliOldLipi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AnjaliOldLipi" style:font-family-complex="AnjaliOldLip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AnjaliOldLipi" style:font-family-complex="AnjaliOldLip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AnjaliOldLipi" style:font-family-complex="AnjaliOldLipi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4b1f6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6T12:33:01.301905763</meta:creation-date>
    <dc:date>2017-11-16T12:34:34.136982711</dc:date>
    <meta:editing-duration>PT1M33S</meta:editing-duration>
    <meta:editing-cycles>1</meta:editing-cycles>
    <meta:document-statistic meta:object-count="29"/>
    <meta:generator>LibreOffice/5.0.6.2$Linux_X86_64 LibreOffice_project/00m0$Build-2</meta:generator>
  </office:meta>
</office:document-meta>
</file>